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puter Modern" svg:font-family="'Computer Modern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9.1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63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3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14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36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38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5.1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5.63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0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1.68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1.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5.63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96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2.6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72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2.05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2.55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76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80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3.52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6.08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5.30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3.47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1.0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loext:decorative="fals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3.42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8.01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7.18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5.73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2.07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4.15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93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87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1.00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1.12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11.68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1.81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26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0.6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2.2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3.46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58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4.608cm" fo:padding-top="0cm" fo:padding-bottom="0cm" fo:padding-left="0cm" fo:padding-right="0cm" loext:decorative="false"/>
      <style:paragraph-properties style:writing-mode="lr-tb"/>
    </style:style>
    <style:style style:name="co1" style:family="table-column">
      <style:table-column-properties style:column-width="1.98cm" style:use-optimal-column-width="false"/>
    </style:style>
    <style:style style:name="co2" style:family="table-column">
      <style:table-column-properties style:column-width="2.139cm" style:use-optimal-column-width="false"/>
    </style:style>
    <style:style style:name="co3" style:family="table-column">
      <style:table-column-properties style:column-width="10.708cm" style:use-optimal-column-width="false"/>
    </style:style>
    <style:style style:name="co4" style:family="table-column">
      <style:table-column-properties style:column-width="17.054cm" style:use-optimal-column-width="false"/>
    </style:style>
    <style:style style:name="co5" style:family="table-column">
      <style:table-column-properties style:column-width="16.594cm" style:use-optimal-column-width="false"/>
    </style:style>
    <style:style style:name="ro1" style:family="table-row">
      <style:table-row-properties style:row-height="0.519cm" style:use-optimal-row-height="false"/>
    </style:style>
    <style:style style:name="ro2" style:family="table-row">
      <style:table-row-properties style:row-height="0.937cm" style:use-optimal-row-height="false"/>
    </style:style>
    <style:style style:name="ro3" style:family="table-row">
      <style:table-row-properties style:row-height="0.605cm" style:use-optimal-row-height="false"/>
    </style:style>
    <style:style style:name="ro4" style:family="table-row">
      <style:table-row-properties style:row-height="1.383cm" style:use-optimal-row-height="false"/>
    </style:style>
    <style:style style:name="ro5" style:family="table-row">
      <style:table-row-properties style:row-height="1.24cm" style:use-optimal-row-height="false"/>
    </style:style>
    <style:style style:name="ro6" style:family="table-row">
      <style:table-row-properties style:row-height="2.565cm" style:use-optimal-row-height="false"/>
    </style:style>
    <style:style style:name="ro7" style:family="table-row">
      <style:table-row-properties style:row-height="1.5cm" style:use-optimal-row-height="false"/>
    </style:style>
    <style:style style:name="ce1" style:family="table-cell">
      <style:text-properties fo:font-size="10pt" style:font-size-asian="10pt" style:font-size-complex="10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6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start"/>
      <style:text-properties fo:font-size="10.8999996185303pt" style:font-size-asian="10.8999996185303pt" style:font-size-complex="10.8999996185303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cm" fo:margin-bottom="0cm" fo:text-align="start"/>
      <style:text-properties fo:font-size="10pt" style:font-size-asian="10pt" style:font-size-complex="10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000000" loext:opacity="100%" style:font-name="Computer Modern" fo:font-size="17.2000007629395pt" fo:font-weight="normal" style:font-name-asian="Computer Modern" style:font-size-asian="17.2000007629395pt" style:font-weight-asian="normal" style:font-name-complex="Computer Modern" style:font-size-complex="17.2000007629395pt" style:font-weight-complex="normal"/>
    </style:style>
    <style:style style:name="T2" style:family="text">
      <style:text-properties fo:color="#000000" loext:opacity="100%" style:font-name="Computer Modern" fo:font-size="12pt" fo:font-weight="normal" style:font-name-asian="Computer Modern" style:font-size-asian="12pt" style:font-weight-asian="normal" style:font-name-complex="Computer Modern" style:font-size-complex="12pt" style:font-weight-complex="normal"/>
    </style:style>
    <style:style style:name="T3" style:family="text">
      <style:text-properties fo:color="#000000" loext:opacity="100%" style:font-name="Computer Modern" fo:font-size="14.3000001907349pt" fo:font-weight="bold" style:font-name-asian="Computer Modern" style:font-size-asian="14.3000001907349pt" style:font-weight-asian="bold" style:font-name-complex="Computer Modern" style:font-size-complex="14.3000001907349pt" style:font-weight-complex="bold"/>
    </style:style>
    <style:style style:name="T4" style:family="text">
      <style:text-properties fo:color="#000000" loext:opacity="100%" style:font-name="Computer Modern" fo:font-size="10.8999996185303pt" fo:font-weight="normal" style:font-name-asian="Computer Modern" style:font-size-asian="10.8999996185303pt" style:font-weight-asian="normal" style:font-name-complex="Computer Modern" style:font-size-complex="10.8999996185303pt" style:font-weight-complex="normal"/>
    </style:style>
    <style:style style:name="T5" style:family="text">
      <style:text-properties fo:color="#000000" loext:opacity="100%" style:font-name="Computer Modern" fo:font-size="10.8999996185303pt" fo:font-weight="bold" style:font-name-asian="Computer Modern" style:font-size-asian="10.8999996185303pt" style:font-weight-asian="bold" style:font-name-complex="Computer Modern" style:font-size-complex="10.8999996185303pt" style:font-weight-complex="bold"/>
    </style:style>
    <style:style style:name="T6" style:family="text">
      <style:text-properties fo:color="#000000" loext:opacity="100%" style:font-name="Computer Modern" fo:font-size="10.8999996185303pt" fo:font-style="italic" fo:font-weight="normal" style:font-name-asian="Computer Modern" style:font-size-asian="10.8999996185303pt" style:font-style-asian="italic" style:font-weight-asian="normal" style:font-name-complex="Computer Modern" style:font-size-complex="10.8999996185303pt" style:font-style-complex="italic" style:font-weight-complex="normal"/>
    </style:style>
    <style:style style:name="T7" style:family="text">
      <style:text-properties fo:color="#000000" loext:opacity="100%" style:font-name="Computer Modern" fo:font-size="7.90000009536743pt" fo:font-style="italic" fo:font-weight="normal" style:font-name-asian="Computer Modern" style:font-size-asian="7.90000009536743pt" style:font-style-asian="italic" style:font-weight-asian="normal" style:font-name-complex="Computer Modern" style:font-size-complex="7.90000009536743pt" style:font-style-complex="italic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use-window-font-color="true" loext:opacity="0%" style:font-name="Liberation Sans" fo:font-size="10pt" style:letter-kerning="true" style:font-name-asian="Noto Sans CJK SC" style:font-size-asian="10pt" style:font-name-complex="Noto Sans Devanaga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15cm" svg:height="0.827cm" svg:x="6.595cm" svg:y="2.82cm">
          <draw:text-box>
            <text:p text:style-name="P1"><text:span text:style-name="T1">Taller de L´ogica Digital - Parte 2</text:span></text:p>
          </draw:text-box>
        </draw:frame>
        <draw:frame draw:style-name="gr2" draw:text-style-name="P3" draw:layer="layout" svg:width="2.639cm" svg:height="0.577cm" svg:x="7.161cm" svg:y="4.05cm">
          <draw:text-box>
            <text:p text:style-name="P1"><text:span text:style-name="T2">Organizaciòn</text:span></text:p>
          </draw:text-box>
        </draw:frame>
        <draw:frame draw:style-name="gr3" draw:text-style-name="P3" draw:layer="layout" svg:width="4.032cm" svg:height="0.577cm" svg:x="9.673cm" svg:y="4.088cm">
          <draw:text-box>
            <text:p text:style-name="P1"><text:span text:style-name="T2"><text:s text:c="4"/></text:span><text:span text:style-name="T2">del Computador 1</text:span></text:p>
          </draw:text-box>
        </draw:frame>
        <draw:frame draw:style-name="gr4" draw:text-style-name="P3" draw:layer="layout" svg:width="5.146cm" svg:height="0.577cm" svg:x="8.281cm" svg:y="4.951cm">
          <draw:text-box>
            <text:p text:style-name="P1"><text:span text:style-name="T2">Primer Cuatrimestre 2023</text:span></text:p>
          </draw:text-box>
        </draw:frame>
        <draw:frame draw:style-name="gr5" draw:text-style-name="P4" draw:layer="layout" svg:width="2.368cm" svg:height="0.691cm" svg:x="2.858cm" svg:y="6.39cm">
          <draw:text-box>
            <text:p text:style-name="P1"><text:span text:style-name="T3">Ejercicios</text:span></text:p>
          </draw:text-box>
        </draw:frame>
        <draw:frame draw:style-name="gr6" draw:text-style-name="P5" draw:layer="layout" svg:width="0.384cm" svg:height="0.526cm" svg:x="2.858cm" svg:y="7.379cm">
          <draw:text-box>
            <text:p text:style-name="P1"><text:span text:style-name="T4">1.</text:span></text:p>
          </draw:text-box>
        </draw:frame>
        <draw:frame draw:style-name="gr7" draw:text-style-name="P5" draw:layer="layout" svg:width="5.15cm" svg:height="0.526cm" svg:x="3.349cm" svg:y="7.379cm">
          <draw:text-box>
            <text:p text:style-name="P1"><text:span text:style-name="T5">Componentes de 3 estados</text:span></text:p>
          </draw:text-box>
        </draw:frame>
        <draw:frame draw:style-name="gr8" draw:text-style-name="P5" draw:layer="layout" svg:width="5.632cm" svg:height="0.526cm" svg:x="3.628cm" svg:y="8.143cm">
          <draw:text-box>
            <text:p text:style-name="P1"><text:span text:style-name="T6">a</text:span><text:span text:style-name="T4">) Completar la siguiente tabla:</text:span></text:p>
          </draw:text-box>
        </draw:frame>
        <draw:frame draw:style-name="gr6" draw:text-style-name="P5" draw:layer="layout" svg:width="0.384cm" svg:height="0.526cm" svg:x="4.407cm" svg:y="8.664cm">
          <draw:text-box>
            <text:p text:style-name="P1"><text:span text:style-name="T4">A</text:span></text:p>
          </draw:text-box>
        </draw:frame>
        <draw:frame draw:style-name="gr6" draw:text-style-name="P5" draw:layer="layout" svg:width="0.384cm" svg:height="0.526cm" svg:x="5.117cm" svg:y="8.664cm">
          <draw:text-box>
            <text:p text:style-name="P1"><text:span text:style-name="T4">A</text:span></text:p>
          </draw:text-box>
        </draw:frame>
        <draw:frame draw:style-name="gr9" draw:text-style-name="P6" draw:layer="layout" svg:width="0.303cm" svg:height="0.382cm" svg:x="5.406cm" svg:y="8.832cm">
          <draw:text-box>
            <text:p text:style-name="P1"><text:span text:style-name="T7">en</text:span></text:p>
          </draw:text-box>
        </draw:frame>
        <draw:frame draw:style-name="gr6" draw:text-style-name="P5" draw:layer="layout" svg:width="0.384cm" svg:height="0.526cm" svg:x="6.165cm" svg:y="8.664cm">
          <draw:text-box>
            <text:p text:style-name="P1"><text:span text:style-name="T4">B</text:span></text:p>
          </draw:text-box>
        </draw:frame>
        <draw:frame draw:style-name="gr6" draw:text-style-name="P5" draw:layer="layout" svg:width="0.384cm" svg:height="0.526cm" svg:x="6.859cm" svg:y="8.664cm">
          <draw:text-box>
            <text:p text:style-name="P1"><text:span text:style-name="T4">B</text:span></text:p>
          </draw:text-box>
        </draw:frame>
        <draw:frame draw:style-name="gr9" draw:text-style-name="P6" draw:layer="layout" svg:width="0.303cm" svg:height="0.382cm" svg:x="7.132cm" svg:y="8.832cm">
          <draw:text-box>
            <text:p text:style-name="P1"><text:span text:style-name="T7">en</text:span></text:p>
          </draw:text-box>
        </draw:frame>
        <draw:frame draw:style-name="gr6" draw:text-style-name="P5" draw:layer="layout" svg:width="0.384cm" svg:height="0.526cm" svg:x="7.891cm" svg:y="8.664cm">
          <draw:text-box>
            <text:p text:style-name="P1"><text:span text:style-name="T4">C</text:span></text:p>
          </draw:text-box>
        </draw:frame>
        <draw:frame draw:style-name="gr6" draw:text-style-name="P5" draw:layer="layout" svg:width="0.384cm" svg:height="0.526cm" svg:x="8.591cm" svg:y="8.664cm">
          <draw:text-box>
            <text:p text:style-name="P1"><text:span text:style-name="T4">C</text:span></text:p>
          </draw:text-box>
        </draw:frame>
        <draw:line draw:style-name="gr10" draw:text-style-name="P7" draw:layer="layout" svg:x1="9.424cm" svg:y1="9.218cm" svg:x2="9.424cm" svg:y2="8.74cm">
          <text:p/>
        </draw:line>
        <draw:frame draw:style-name="gr9" draw:text-style-name="P6" draw:layer="layout" svg:width="0.303cm" svg:height="0.382cm" svg:x="8.869cm" svg:y="8.832cm">
          <draw:text-box>
            <text:p text:style-name="P1"><text:span text:style-name="T7">en</text:span></text:p>
          </draw:text-box>
        </draw:frame>
        <draw:line draw:style-name="gr10" draw:text-style-name="P7" draw:layer="layout" svg:x1="11.449cm" svg:y1="9.218cm" svg:x2="11.449cm" svg:y2="8.74cm">
          <text:p/>
        </draw:line>
        <draw:frame draw:style-name="gr11" draw:text-style-name="P8" draw:layer="layout" svg:width="1.683cm" svg:height="0.526cm" svg:x="9.642cm" svg:y="8.664cm">
          <draw:text-box>
            <text:p text:style-name="P1"><text:span text:style-name="T4">Estimado</text:span></text:p>
          </draw:text-box>
        </draw:frame>
        <draw:line draw:style-name="gr10" draw:text-style-name="P7" draw:layer="layout" svg:x1="4.195cm" svg:y1="9.225cm" svg:x2="13.439cm" svg:y2="9.225cm">
          <text:p/>
        </draw:line>
        <draw:frame draw:style-name="gr12" draw:text-style-name="P5" draw:layer="layout" svg:width="1.7cm" svg:height="0.526cm" svg:x="11.667cm" svg:y="8.664cm">
          <draw:text-box>
            <text:p text:style-name="P1"><text:span text:style-name="T4">Obtenido</text:span></text:p>
          </draw:text-box>
        </draw:frame>
        <draw:frame draw:style-name="gr6" draw:text-style-name="P5" draw:layer="layout" svg:width="0.384cm" svg:height="0.526cm" svg:x="4.455cm" svg:y="9.156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5.334cm" svg:y="9.156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6.205cm" svg:y="9.156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7.068cm" svg:y="9.156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7.934cm" svg:y="9.156cm">
          <draw:text-box>
            <text:p text:style-name="P1"><text:span text:style-name="T4">0</text:span></text:p>
          </draw:text-box>
        </draw:frame>
        <draw:line draw:style-name="gr10" draw:text-style-name="P7" draw:layer="layout" svg:x1="9.424cm" svg:y1="9.71cm" svg:x2="9.424cm" svg:y2="9.232cm">
          <text:p/>
        </draw:line>
        <draw:line draw:style-name="gr10" draw:text-style-name="P7" draw:layer="layout" svg:x1="11.449cm" svg:y1="9.71cm" svg:x2="11.449cm" svg:y2="9.232cm">
          <text:p/>
        </draw:line>
        <draw:frame draw:style-name="gr6" draw:text-style-name="P5" draw:layer="layout" svg:width="0.384cm" svg:height="0.526cm" svg:x="8.802cm" svg:y="9.156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4.455cm" svg:y="9.634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5.334cm" svg:y="9.634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6.205cm" svg:y="9.634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7.068cm" svg:y="9.634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7.934cm" svg:y="9.634cm">
          <draw:text-box>
            <text:p text:style-name="P1"><text:span text:style-name="T4">0</text:span></text:p>
          </draw:text-box>
        </draw:frame>
        <draw:line draw:style-name="gr10" draw:text-style-name="P7" draw:layer="layout" svg:x1="9.424cm" svg:y1="10.188cm" svg:x2="9.424cm" svg:y2="9.71cm">
          <text:p/>
        </draw:line>
        <draw:line draw:style-name="gr10" draw:text-style-name="P7" draw:layer="layout" svg:x1="11.449cm" svg:y1="10.188cm" svg:x2="11.449cm" svg:y2="9.71cm">
          <text:p/>
        </draw:line>
        <draw:frame draw:style-name="gr6" draw:text-style-name="P5" draw:layer="layout" svg:width="0.384cm" svg:height="0.526cm" svg:x="8.802cm" svg:y="9.634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4.455cm" svg:y="10.112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5.334cm" svg:y="10.112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6.205cm" svg:y="10.112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7.068cm" svg:y="10.112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7.934cm" svg:y="10.112cm">
          <draw:text-box>
            <text:p text:style-name="P1"><text:span text:style-name="T4">1</text:span></text:p>
          </draw:text-box>
        </draw:frame>
        <draw:line draw:style-name="gr10" draw:text-style-name="P7" draw:layer="layout" svg:x1="9.424cm" svg:y1="10.666cm" svg:x2="9.424cm" svg:y2="10.188cm">
          <text:p/>
        </draw:line>
        <draw:line draw:style-name="gr10" draw:text-style-name="P7" draw:layer="layout" svg:x1="11.449cm" svg:y1="10.666cm" svg:x2="11.449cm" svg:y2="10.188cm">
          <text:p/>
        </draw:line>
        <draw:frame draw:style-name="gr6" draw:text-style-name="P5" draw:layer="layout" svg:width="0.384cm" svg:height="0.526cm" svg:x="8.802cm" svg:y="10.112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4.455cm" svg:y="10.59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5.334cm" svg:y="10.59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6.205cm" svg:y="10.59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7.068cm" svg:y="10.59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7.934cm" svg:y="10.59cm">
          <draw:text-box>
            <text:p text:style-name="P1"><text:span text:style-name="T4">0</text:span></text:p>
          </draw:text-box>
        </draw:frame>
        <draw:line draw:style-name="gr10" draw:text-style-name="P7" draw:layer="layout" svg:x1="9.424cm" svg:y1="11.144cm" svg:x2="9.424cm" svg:y2="10.666cm">
          <text:p/>
        </draw:line>
        <draw:line draw:style-name="gr10" draw:text-style-name="P7" draw:layer="layout" svg:x1="11.449cm" svg:y1="11.144cm" svg:x2="11.449cm" svg:y2="10.666cm">
          <text:p/>
        </draw:line>
        <draw:frame draw:style-name="gr6" draw:text-style-name="P5" draw:layer="layout" svg:width="0.384cm" svg:height="0.526cm" svg:x="8.802cm" svg:y="10.59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4.455cm" svg:y="11.068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5.334cm" svg:y="11.068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6.205cm" svg:y="11.068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7.068cm" svg:y="11.068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7.934cm" svg:y="11.068cm">
          <draw:text-box>
            <text:p text:style-name="P1"><text:span text:style-name="T4">0</text:span></text:p>
          </draw:text-box>
        </draw:frame>
        <draw:line draw:style-name="gr10" draw:text-style-name="P7" draw:layer="layout" svg:x1="9.424cm" svg:y1="11.622cm" svg:x2="9.424cm" svg:y2="11.144cm">
          <text:p/>
        </draw:line>
        <draw:line draw:style-name="gr10" draw:text-style-name="P7" draw:layer="layout" svg:x1="11.449cm" svg:y1="11.622cm" svg:x2="11.449cm" svg:y2="11.144cm">
          <text:p/>
        </draw:line>
        <draw:frame draw:style-name="gr6" draw:text-style-name="P5" draw:layer="layout" svg:width="0.384cm" svg:height="0.526cm" svg:x="8.802cm" svg:y="11.068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4.455cm" svg:y="11.546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5.334cm" svg:y="11.546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6.205cm" svg:y="11.546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7.068cm" svg:y="11.546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7.934cm" svg:y="11.546cm">
          <draw:text-box>
            <text:p text:style-name="P1"><text:span text:style-name="T4">1</text:span></text:p>
          </draw:text-box>
        </draw:frame>
        <draw:line draw:style-name="gr10" draw:text-style-name="P7" draw:layer="layout" svg:x1="9.424cm" svg:y1="12.1cm" svg:x2="9.55cm" svg:y2="12.05cm">
          <text:p/>
        </draw:line>
        <draw:line draw:style-name="gr10" draw:text-style-name="P7" draw:layer="layout" svg:x1="11.449cm" svg:y1="12.1cm" svg:x2="11.449cm" svg:y2="11.622cm">
          <text:p/>
        </draw:line>
        <draw:frame draw:style-name="gr6" draw:text-style-name="P5" draw:layer="layout" svg:width="0.384cm" svg:height="0.526cm" svg:x="8.802cm" svg:y="11.546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4.455cm" svg:y="12.024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5.334cm" svg:y="12.024cm">
          <draw:text-box>
            <text:p text:style-name="P1"><text:span text:style-name="T4">0</text:span></text:p>
          </draw:text-box>
        </draw:frame>
        <draw:frame draw:style-name="gr6" draw:text-style-name="P5" draw:layer="layout" svg:width="0.384cm" svg:height="0.526cm" svg:x="6.205cm" svg:y="12.024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7.068cm" svg:y="12.024cm">
          <draw:text-box>
            <text:p text:style-name="P1"><text:span text:style-name="T4">1</text:span></text:p>
          </draw:text-box>
        </draw:frame>
        <draw:frame draw:style-name="gr6" draw:text-style-name="P5" draw:layer="layout" svg:width="0.384cm" svg:height="0.526cm" svg:x="7.934cm" svg:y="12.024cm">
          <draw:text-box>
            <text:p text:style-name="P1"><text:span text:style-name="T4">1</text:span></text:p>
          </draw:text-box>
        </draw:frame>
        <draw:line draw:style-name="gr10" draw:text-style-name="P7" draw:layer="layout" svg:x1="9.424cm" svg:y1="12.578cm" svg:x2="9.424cm" svg:y2="12.1cm">
          <text:p/>
        </draw:line>
        <draw:line draw:style-name="gr10" draw:text-style-name="P7" draw:layer="layout" svg:x1="11.449cm" svg:y1="12.578cm" svg:x2="11.449cm" svg:y2="12.1cm">
          <text:p/>
        </draw:line>
        <draw:frame draw:style-name="gr6" draw:text-style-name="P5" draw:layer="layout" svg:width="0.384cm" svg:height="0.526cm" svg:x="8.802cm" svg:y="12.024cm">
          <draw:text-box>
            <text:p text:style-name="P1"><text:span text:style-name="T4">0</text:span></text:p>
          </draw:text-box>
        </draw:frame>
        <draw:frame draw:style-name="gr13" draw:text-style-name="P5" draw:layer="layout" svg:width="5.636cm" svg:height="0.526cm" svg:x="3.653cm" svg:y="12.601cm">
          <draw:text-box>
            <text:p text:style-name="P1"><text:span text:style-name="T6">b</text:span><text:span text:style-name="T4">) Completar la siguiente tabla:</text:span></text:p>
          </draw:text-box>
        </draw:frame>
        <draw:line draw:style-name="gr10" draw:text-style-name="P7" draw:layer="layout" svg:x1="6.939cm" svg:y1="13.677cm" svg:x2="6.939cm" svg:y2="13.199cm">
          <text:p/>
        </draw:line>
        <draw:frame draw:style-name="gr14" draw:text-style-name="P5" draw:layer="layout" svg:width="0.967cm" svg:height="0.526cm" svg:x="5.104cm" svg:y="13.122cm">
          <draw:text-box>
            <text:p text:style-name="P1"><text:span text:style-name="T4">Color</text:span></text:p>
          </draw:text-box>
        </draw:frame>
        <draw:frame draw:style-name="gr15" draw:text-style-name="P5" draw:layer="layout" svg:width="2.61cm" svg:height="0.526cm" svg:x="7.157cm" svg:y="13.122cm">
          <draw:text-box>
            <text:p text:style-name="P1"><text:span text:style-name="T4">Interpretacion</text:span></text:p>
          </draw:text-box>
        </draw:frame>
        <draw:line draw:style-name="gr10" draw:text-style-name="P7" draw:layer="layout" svg:x1="4.195cm" svg:y1="13.684cm" svg:x2="17.367cm" svg:y2="13.684cm">
          <text:p/>
        </draw:line>
        <draw:line draw:style-name="gr10" draw:text-style-name="P7" draw:layer="layout" svg:x1="6.939cm" svg:y1="14.169cm" svg:x2="6.939cm" svg:y2="13.691cm">
          <text:p/>
        </draw:line>
        <draw:line draw:style-name="gr10" draw:text-style-name="P7" draw:layer="layout" svg:x1="6.939cm" svg:y1="14.647cm" svg:x2="6.939cm" svg:y2="14.169cm">
          <text:p/>
        </draw:line>
        <draw:frame draw:style-name="gr16" draw:text-style-name="P5" draw:layer="layout" svg:width="0.722cm" svg:height="0.526cm" svg:x="5.208cm" svg:y="13.614cm">
          <draw:text-box>
            <text:p text:style-name="P1"><text:span text:style-name="T4">Gris</text:span></text:p>
          </draw:text-box>
        </draw:frame>
        <draw:line draw:style-name="gr10" draw:text-style-name="P7" draw:layer="layout" svg:x1="6.939cm" svg:y1="15.125cm" svg:x2="6.939cm" svg:y2="14.647cm">
          <text:p/>
        </draw:line>
        <draw:line draw:style-name="gr10" draw:text-style-name="P7" draw:layer="layout" svg:x1="6.939cm" svg:y1="15.603cm" svg:x2="6.939cm" svg:y2="15.125cm">
          <text:p/>
        </draw:line>
        <draw:frame draw:style-name="gr17" draw:text-style-name="P5" draw:layer="layout" svg:width="2.055cm" svg:height="0.526cm" svg:x="4.612cm" svg:y="14.57cm">
          <draw:text-box>
            <text:p text:style-name="P1"><text:span text:style-name="T4">Verde claro</text:span></text:p>
          </draw:text-box>
        </draw:frame>
        <draw:line draw:style-name="gr10" draw:text-style-name="P7" draw:layer="layout" svg:x1="6.939cm" svg:y1="16.081cm" svg:x2="6.939cm" svg:y2="15.603cm">
          <text:p/>
        </draw:line>
        <draw:line draw:style-name="gr10" draw:text-style-name="P7" draw:layer="layout" svg:x1="6.939cm" svg:y1="16.559cm" svg:x2="6.939cm" svg:y2="16.081cm">
          <text:p/>
        </draw:line>
        <draw:frame draw:style-name="gr18" draw:text-style-name="P5" draw:layer="layout" svg:width="2.555cm" svg:height="0.526cm" svg:x="4.407cm" svg:y="15.526cm">
          <draw:text-box>
            <text:p text:style-name="P1"><text:span text:style-name="T4">Verder oscuro</text:span></text:p>
          </draw:text-box>
        </draw:frame>
        <draw:line draw:style-name="gr10" draw:text-style-name="P7" draw:layer="layout" svg:x1="6.939cm" svg:y1="17.037cm" svg:x2="6.939cm" svg:y2="16.559cm">
          <text:p/>
        </draw:line>
        <draw:line draw:style-name="gr10" draw:text-style-name="P7" draw:layer="layout" svg:x1="6.939cm" svg:y1="17.515cm" svg:x2="6.939cm" svg:y2="17.037cm">
          <text:p/>
        </draw:line>
        <draw:frame draw:style-name="gr19" draw:text-style-name="P5" draw:layer="layout" svg:width="0.764cm" svg:height="0.526cm" svg:x="5.174cm" svg:y="16.482cm">
          <draw:text-box>
            <text:p text:style-name="P1"><text:span text:style-name="T4">Azul</text:span></text:p>
          </draw:text-box>
        </draw:frame>
        <draw:line draw:style-name="gr10" draw:text-style-name="P7" draw:layer="layout" svg:x1="6.939cm" svg:y1="17.993cm" svg:x2="6.939cm" svg:y2="17.515cm">
          <text:p/>
        </draw:line>
        <draw:line draw:style-name="gr10" draw:text-style-name="P7" draw:layer="layout" svg:x1="6.939cm" svg:y1="18.471cm" svg:x2="6.939cm" svg:y2="17.993cm">
          <text:p/>
        </draw:line>
        <draw:frame draw:style-name="gr20" draw:text-style-name="P5" draw:layer="layout" svg:width="0.806cm" svg:height="0.526cm" svg:x="5.16cm" svg:y="17.438cm">
          <draw:text-box>
            <text:p text:style-name="P1"><text:span text:style-name="T4">Rojo</text:span></text:p>
          </draw:text-box>
        </draw:frame>
        <draw:frame draw:style-name="gr21" draw:text-style-name="P5" draw:layer="layout" svg:width="3.525cm" svg:height="0.526cm" svg:x="3.655cm" svg:y="18.494cm">
          <draw:text-box>
            <text:p text:style-name="P1"><text:span text:style-name="T6">c</text:span><text:span text:style-name="T4">) Enunciar la regla:</text:span></text:p>
          </draw:text-box>
        </draw:frame>
        <draw:frame draw:style-name="gr22" draw:text-style-name="P5" draw:layer="layout" svg:width="6.085cm" svg:height="0.526cm" svg:x="3.617cm" svg:y="20.516cm">
          <draw:text-box>
            <text:p text:style-name="P1"><text:span text:style-name="T6">d</text:span><text:span text:style-name="T4"> ) Explicar cu´ales son y por qu´e:</text:span></text:p>
          </draw:text-box>
        </draw:frame>
        <draw:frame draw:style-name="gr6" draw:text-style-name="P5" draw:layer="layout" svg:width="0.384cm" svg:height="0.526cm" svg:x="2.858cm" svg:y="22.714cm">
          <draw:text-box>
            <text:p text:style-name="P1"><text:span text:style-name="T4">2.</text:span></text:p>
          </draw:text-box>
        </draw:frame>
        <draw:frame draw:style-name="gr8" draw:text-style-name="P5" draw:layer="layout" svg:width="5.632cm" svg:height="0.526cm" svg:x="3.349cm" svg:y="22.714cm">
          <draw:text-box>
            <text:p text:style-name="P1"><text:span text:style-name="T5">Transferencia entre registros</text:span></text:p>
          </draw:text-box>
        </draw:frame>
        <draw:frame draw:style-name="gr23" draw:text-style-name="P5" draw:layer="layout" svg:width="5.302cm" svg:height="0.526cm" svg:x="3.628cm" svg:y="23.568cm">
          <draw:text-box>
            <text:p text:style-name="P1"><text:span text:style-name="T6">a</text:span><text:span text:style-name="T4">) Detallar entradas y salidas:</text:span></text:p>
          </draw:text-box>
        </draw:frame>
        <draw:frame draw:style-name="gr24" draw:text-style-name="P5" draw:layer="layout" svg:width="3.473cm" svg:height="0.526cm" svg:x="3.653cm" svg:y="26.547cm">
          <draw:text-box>
            <text:p text:style-name="P1"><text:span text:style-name="T6">b</text:span><text:span text:style-name="T4">) Secuencia de se˜</text:span></text:p>
          </draw:text-box>
        </draw:frame>
        <draw:frame draw:style-name="gr25" draw:text-style-name="P5" draw:layer="layout" svg:width="1.06cm" svg:height="0.526cm" svg:x="6.785cm" svg:y="26.547cm">
          <draw:text-box>
            <text:p text:style-name="P1"><text:span text:style-name="T4">nales:</text:span></text:p>
          </draw:text-box>
        </draw:frame>
        <draw:frame draw:style-name="gr6" draw:text-style-name="P5" draw:layer="layout" svg:width="0.384cm" svg:height="0.526cm" svg:x="10.54cm" svg:y="28.557cm">
          <draw:text-box>
            <text:p text:style-name="P1"><text:span text:style-name="T4">1</text:span></text:p>
          </draw:text-box>
        </draw:frame>
        <draw:frame draw:style-name="gr26" draw:layer="layout" svg:width="4.118cm" svg:height="3.632cm" svg:x="9.431cm" svg:y="9.1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<text:span text:style-name="T8">hi-Z</text:span></text:p>
              </table:table-cell>
              <table:table-cell>
                <text:p text:style-name="P9"><text:span text:style-name="T8">undefined</text:span></text:p>
              </table:table-cell>
            </table:table-row>
            <table:table-row table:style-name="ro1" table:default-cell-style-name="bg-none">
              <table:table-cell>
                <text:p><text:span text:style-name="T8">indefinido</text:span></text:p>
              </table:table-cell>
              <table:table-cell>
                <text:p><text:span text:style-name="T8">Error</text:span></text:p>
              </table:table-cell>
            </table:table-row>
            <table:table-row table:style-name="ro1" table:default-cell-style-name="bg-none">
              <table:table-cell>
                <text:p><text:span text:style-name="T8">hi-z</text:span></text:p>
              </table:table-cell>
              <table:table-cell>
                <text:p text:style-name="P9"><text:span text:style-name="T8">undefined</text:span></text:p>
              </table:table-cell>
            </table:table-row>
            <table:table-row table:style-name="ro1" table:default-cell-style-name="bg-none">
              <table:table-cell>
                <text:p><text:span text:style-name="T8">indefinido</text:span></text:p>
              </table:table-cell>
              <table:table-cell>
                <text:p><text:span text:style-name="T8">Error</text:span></text:p>
              </table:table-cell>
            </table:table-row>
            <table:table-row table:style-name="ro1" table:default-cell-style-name="bg-none">
              <table:table-cell>
                <text:p><text:span text:style-name="T8">0</text:span></text:p>
              </table:table-cell>
              <table:table-cell>
                <text:p><text:span text:style-name="T8">0</text:span></text:p>
              </table:table-cell>
            </table:table-row>
            <table:table-row table:style-name="ro1" table:default-cell-style-name="bg-none">
              <table:table-cell>
                <text:p><text:span text:style-name="T8">indefinido</text:span></text:p>
              </table:table-cell>
              <table:table-cell>
                <text:p><text:span text:style-name="T8">Error</text:span></text:p>
              </table:table-cell>
            </table:table-row>
            <table:table-row table:style-name="ro1" table:default-cell-style-name="bg-none">
              <table:table-cell>
                <text:p><text:span text:style-name="T8">1(B)</text:span></text:p>
              </table:table-cell>
              <table:table-cell>
                <text:p><text:span text:style-name="T8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layer="layout" svg:width="10.707cm" svg:height="4.404cm" svg:x="7.003cm" svg:y="13.61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bg-none"/>
            </table:table-row>
            <table:table-row table:style-name="ro3">
              <table:table-cell table:style-name="bg-none">
                <text:p><text:span text:style-name="T9">El sistema esta encendido cargado con 1 </text:span></text:p>
              </table:table-cell>
            </table:table-row>
            <table:table-row table:style-name="ro2">
              <table:table-cell table:style-name="bg-none">
                <text:p><text:span text:style-name="T9">El sistema esta encendido cargado con 0</text:span></text:p>
              </table:table-cell>
            </table:table-row>
            <table:table-row table:style-name="ro2">
              <table:table-cell table:style-name="bg-none">
                <text:p><text:span text:style-name="T9">El sistema esta apagado/desconectado </text:span></text:p>
              </table:table-cell>
            </table:table-row>
            <table:table-row table:style-name="ro2">
              <table:table-cell table:style-name="bg-none">
                <text:p><text:span text:style-name="T9">El sistema esta encendido pero la informacion que llega difiera y no se puede determinar un resultad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layer="layout" svg:width="17.053cm" svg:height="1.382cm" svg:x="2.946cm" svg:y="18.975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1">
                <text:p text:style-name="P10"><text:span text:style-name="T9">Podríamos limitar solamente un bit de control a la vez. Evitando así la posibilidad de que se genere el color rojo por conflicto de intercambio de valores.</text:span></text:p>
                <text:p text:style-name="P10"><text:span text:style-name="T9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layer="layout" svg:width="16.593cm" svg:height="1.239cm" svg:x="3.406cm" svg:y="21.06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1">
                <text:p text:style-name="P11"><text:span text:style-name="T9">Las combinaciones basura serian en las que tenes mas de un eneable habilitado y la respuesta es 0 o 1, dado que no podemos identificar cual es el dato que esta llegando, lo tomamos como basura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6" draw:layer="layout" svg:width="16.593cm" svg:height="2.564cm" svg:x="3.056cm" svg:y="24.054cm">
          <table:table table:template-name="default" table:use-first-row-styles="true" table:use-banding-rows-styles="true">
            <table:table-column table:style-name="co5"/>
            <table:table-row table:style-name="ro6">
              <table:table-cell table:style-name="ce1">
                <text:p text:style-name="P12"><text:span text:style-name="T9">Reg_in representa la entrada de datos no es de control, w representa al eneable de entrada y si es de control, clk representa al clock y no es una entrada de control, ya que marca el cuando se debe hacer y no el si se debe hacer. El en_out <text:s/>es un eneable de salida y si es de control. El Res_output es el dato de salida, “Q” y el reg_debug es un dato de salida que mide el dato almacenado sin importar el debug, el en_Force_input es un enable y un dato de contol que regula el Force_input el cual es un dato de entrada y no de control que envia un dato a todo el cicuito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6" draw:layer="layout" svg:width="16.593cm" svg:height="1.499cm" svg:x="2.861cm" svg:y="27.05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1">
                <text:p text:style-name="P12"><text:span text:style-name="T10">Encendido: <text:s/>en_force_input, </text:span><text:span text:style-name="T9">force_input, wR1, clk.</text:span></text:p>
                <text:p text:style-name="P12"><text:span text:style-name="T9">Desactivado: clk, force_input, clk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2" draw:style-name="dp1" draw:master-page-name="master-page38">
        <draw:frame draw:style-name="gr27" draw:text-style-name="P5" draw:layer="layout" svg:width="3.427cm" svg:height="0.526cm" svg:x="3.655cm" svg:y="1.515cm">
          <draw:text-box>
            <text:p text:style-name="P1"><text:span text:style-name="T6">c</text:span><text:span text:style-name="T4">) Secuencia de se˜</text:span></text:p>
          </draw:text-box>
        </draw:frame>
        <draw:frame draw:style-name="gr25" draw:text-style-name="P5" draw:layer="layout" svg:width="1.06cm" svg:height="0.526cm" svg:x="6.785cm" svg:y="1.515cm">
          <draw:text-box>
            <text:p text:style-name="P1"><text:span text:style-name="T4">nales:</text:span></text:p>
          </draw:text-box>
        </draw:frame>
        <draw:frame draw:style-name="gr6" draw:text-style-name="P5" draw:layer="layout" svg:width="0.384cm" svg:height="0.526cm" svg:x="2.858cm" svg:y="3.371cm">
          <draw:text-box>
            <text:p text:style-name="P1"><text:span text:style-name="T4">3.</text:span></text:p>
          </draw:text-box>
        </draw:frame>
        <draw:frame draw:style-name="gr28" draw:text-style-name="P5" draw:layer="layout" svg:width="8.016cm" svg:height="0.526cm" svg:x="3.349cm" svg:y="3.371cm">
          <draw:text-box>
            <text:p text:style-name="P1"><text:span text:style-name="T5">M´aquina de 4 registros con suma y resta</text:span><text:span text:style-name="T4">.</text:span></text:p>
          </draw:text-box>
        </draw:frame>
        <draw:frame draw:style-name="gr23" draw:text-style-name="P5" draw:layer="layout" svg:width="5.302cm" svg:height="0.526cm" svg:x="3.628cm" svg:y="4.165cm">
          <draw:text-box>
            <text:p text:style-name="P1"><text:span text:style-name="T6">a</text:span><text:span text:style-name="T4">) Detallar entradas y salidas:</text:span></text:p>
          </draw:text-box>
        </draw:frame>
        <draw:frame draw:style-name="gr29" draw:text-style-name="P5" draw:layer="layout" svg:width="7.182cm" svg:height="0.526cm" svg:x="3.653cm" svg:y="7.174cm">
          <draw:text-box>
            <text:p text:style-name="P1"><text:span text:style-name="T6">b</text:span><text:span text:style-name="T4">) Detallar el contenido de cada display:</text:span></text:p>
          </draw:text-box>
        </draw:frame>
        <draw:frame draw:style-name="gr27" draw:text-style-name="P5" draw:layer="layout" svg:width="3.427cm" svg:height="0.526cm" svg:x="3.655cm" svg:y="10.182cm">
          <draw:text-box>
            <text:p text:style-name="P1"><text:span text:style-name="T6">c</text:span><text:span text:style-name="T4">) Secuencia de se˜</text:span></text:p>
          </draw:text-box>
        </draw:frame>
        <draw:frame draw:style-name="gr25" draw:text-style-name="P5" draw:layer="layout" svg:width="1.06cm" svg:height="0.526cm" svg:x="6.785cm" svg:y="10.182cm">
          <draw:text-box>
            <text:p text:style-name="P1"><text:span text:style-name="T4">nales:</text:span></text:p>
          </draw:text-box>
        </draw:frame>
        <draw:frame draw:style-name="gr30" draw:text-style-name="P5" draw:layer="layout" svg:width="5.738cm" svg:height="0.526cm" svg:x="3.617cm" svg:y="11.757cm">
          <draw:text-box>
            <text:p text:style-name="P1"><text:span text:style-name="T6">d</text:span><text:span text:style-name="T4"> ) Completar la siguiente tabla:</text:span></text:p>
          </draw:text-box>
        </draw:frame>
        <draw:line draw:style-name="gr10" draw:text-style-name="P7" draw:layer="layout" svg:x1="6.656cm" svg:y1="12.847cm" svg:x2="6.656cm" svg:y2="12.369cm">
          <text:p/>
        </draw:line>
        <draw:line draw:style-name="gr10" draw:text-style-name="P7" draw:layer="layout" svg:x1="6.741cm" svg:y1="12.847cm" svg:x2="6.741cm" svg:y2="12.369cm">
          <text:p/>
        </draw:line>
        <draw:frame draw:style-name="gr31" draw:text-style-name="P5" draw:layer="layout" svg:width="2.076cm" svg:height="0.526cm" svg:x="4.407cm" svg:y="12.293cm">
          <draw:text-box>
            <text:p text:style-name="P1"><text:span text:style-name="T4">Valor inicial</text:span></text:p>
          </draw:text-box>
        </draw:frame>
        <draw:line draw:style-name="gr10" draw:text-style-name="P7" draw:layer="layout" svg:x1="10.916cm" svg:y1="12.847cm" svg:x2="10.916cm" svg:y2="12.369cm">
          <text:p/>
        </draw:line>
        <draw:frame draw:style-name="gr32" draw:text-style-name="P5" draw:layer="layout" svg:width="4.151cm" svg:height="0.526cm" svg:x="6.959cm" svg:y="12.293cm">
          <draw:text-box>
            <text:p text:style-name="P1"><text:span text:style-name="T4">Resultado operaci´on 1</text:span></text:p>
          </draw:text-box>
        </draw:frame>
        <draw:line draw:style-name="gr10" draw:text-style-name="P7" draw:layer="layout" svg:x1="12.76cm" svg:y1="12.847cm" svg:x2="12.76cm" svg:y2="12.369cm">
          <text:p/>
        </draw:line>
        <draw:line draw:style-name="gr10" draw:text-style-name="P7" draw:layer="layout" svg:x1="12.844cm" svg:y1="12.847cm" svg:x2="12.844cm" svg:y2="12.369cm">
          <text:p/>
        </draw:line>
        <draw:frame draw:style-name="gr33" draw:text-style-name="P5" draw:layer="layout" svg:width="0.938cm" svg:height="0.526cm" svg:x="11.391cm" svg:y="12.293cm">
          <draw:text-box>
            <text:p text:style-name="P1"><text:span text:style-name="T4">Flags</text:span></text:p>
          </draw:text-box>
        </draw:frame>
        <draw:line draw:style-name="gr10" draw:text-style-name="P7" draw:layer="layout" svg:x1="17.019cm" svg:y1="12.847cm" svg:x2="17.019cm" svg:y2="12.369cm">
          <text:p/>
        </draw:line>
        <draw:frame draw:style-name="gr32" draw:text-style-name="P5" draw:layer="layout" svg:width="4.151cm" svg:height="0.526cm" svg:x="13.062cm" svg:y="12.293cm">
          <draw:text-box>
            <text:p text:style-name="P1"><text:span text:style-name="T4">Resultado operaci´on 2</text:span></text:p>
          </draw:text-box>
        </draw:frame>
        <draw:line draw:style-name="gr10" draw:text-style-name="P7" draw:layer="layout" svg:x1="4.195cm" svg:y1="12.854cm" svg:x2="18.856cm" svg:y2="12.854cm">
          <text:p/>
        </draw:line>
        <draw:frame draw:style-name="gr33" draw:text-style-name="P5" draw:layer="layout" svg:width="0.938cm" svg:height="0.526cm" svg:x="17.494cm" svg:y="12.293cm">
          <draw:text-box>
            <text:p text:style-name="P1"><text:span text:style-name="T4">Flags</text:span></text:p>
          </draw:text-box>
        </draw:frame>
        <draw:line draw:style-name="gr10" draw:text-style-name="P7" draw:layer="layout" svg:x1="6.656cm" svg:y1="13.339cm" svg:x2="6.656cm" svg:y2="12.861cm">
          <text:p/>
        </draw:line>
        <draw:line draw:style-name="gr10" draw:text-style-name="P7" draw:layer="layout" svg:x1="6.741cm" svg:y1="13.339cm" svg:x2="6.741cm" svg:y2="12.861cm">
          <text:p/>
        </draw:line>
        <draw:line draw:style-name="gr10" draw:text-style-name="P7" draw:layer="layout" svg:x1="10.916cm" svg:y1="13.339cm" svg:x2="10.916cm" svg:y2="12.861cm">
          <text:p/>
        </draw:line>
        <draw:line draw:style-name="gr10" draw:text-style-name="P7" draw:layer="layout" svg:x1="12.76cm" svg:y1="13.339cm" svg:x2="12.76cm" svg:y2="12.861cm">
          <text:p/>
        </draw:line>
        <draw:line draw:style-name="gr10" draw:text-style-name="P7" draw:layer="layout" svg:x1="12.844cm" svg:y1="13.339cm" svg:x2="12.844cm" svg:y2="12.861cm">
          <text:p/>
        </draw:line>
        <draw:line draw:style-name="gr10" draw:text-style-name="P7" draw:layer="layout" svg:x1="17.019cm" svg:y1="13.339cm" svg:x2="17.019cm" svg:y2="12.861cm">
          <text:p/>
        </draw:line>
        <draw:line draw:style-name="gr10" draw:text-style-name="P7" draw:layer="layout" svg:x1="6.656cm" svg:y1="13.817cm" svg:x2="6.656cm" svg:y2="13.339cm">
          <text:p/>
        </draw:line>
        <draw:line draw:style-name="gr10" draw:text-style-name="P7" draw:layer="layout" svg:x1="6.741cm" svg:y1="13.817cm" svg:x2="6.741cm" svg:y2="13.339cm">
          <text:p/>
        </draw:line>
        <draw:line draw:style-name="gr10" draw:text-style-name="P7" draw:layer="layout" svg:x1="10.916cm" svg:y1="13.817cm" svg:x2="10.916cm" svg:y2="13.339cm">
          <text:p/>
        </draw:line>
        <draw:line draw:style-name="gr10" draw:text-style-name="P7" draw:layer="layout" svg:x1="12.76cm" svg:y1="13.817cm" svg:x2="12.76cm" svg:y2="13.339cm">
          <text:p/>
        </draw:line>
        <draw:line draw:style-name="gr10" draw:text-style-name="P7" draw:layer="layout" svg:x1="12.844cm" svg:y1="13.817cm" svg:x2="12.844cm" svg:y2="13.339cm">
          <text:p/>
        </draw:line>
        <draw:line draw:style-name="gr10" draw:text-style-name="P7" draw:layer="layout" svg:x1="17.019cm" svg:y1="13.817cm" svg:x2="17.019cm" svg:y2="13.339cm">
          <text:p/>
        </draw:line>
        <draw:frame draw:style-name="gr34" draw:text-style-name="P5" draw:layer="layout" svg:width="0.874cm" svg:height="0.526cm" svg:x="4.963cm" svg:y="12.785cm">
          <draw:text-box>
            <text:p text:style-name="P1"><text:span text:style-name="T4">(4, 0)</text:span></text:p>
          </draw:text-box>
        </draw:frame>
        <draw:line draw:style-name="gr10" draw:text-style-name="P7" draw:layer="layout" svg:x1="6.656cm" svg:y1="14.295cm" svg:x2="6.656cm" svg:y2="13.817cm">
          <text:p/>
        </draw:line>
        <draw:line draw:style-name="gr10" draw:text-style-name="P7" draw:layer="layout" svg:x1="6.741cm" svg:y1="14.295cm" svg:x2="6.741cm" svg:y2="13.817cm">
          <text:p/>
        </draw:line>
        <draw:line draw:style-name="gr10" draw:text-style-name="P7" draw:layer="layout" svg:x1="10.916cm" svg:y1="14.295cm" svg:x2="10.916cm" svg:y2="13.817cm">
          <text:p/>
        </draw:line>
        <draw:line draw:style-name="gr10" draw:text-style-name="P7" draw:layer="layout" svg:x1="12.76cm" svg:y1="14.295cm" svg:x2="12.76cm" svg:y2="13.817cm">
          <text:p/>
        </draw:line>
        <draw:line draw:style-name="gr10" draw:text-style-name="P7" draw:layer="layout" svg:x1="12.844cm" svg:y1="14.295cm" svg:x2="12.844cm" svg:y2="13.817cm">
          <text:p/>
        </draw:line>
        <draw:line draw:style-name="gr10" draw:text-style-name="P7" draw:layer="layout" svg:x1="17.019cm" svg:y1="14.295cm" svg:x2="17.019cm" svg:y2="13.817cm">
          <text:p/>
        </draw:line>
        <draw:line draw:style-name="gr10" draw:text-style-name="P7" draw:layer="layout" svg:x1="6.656cm" svg:y1="14.773cm" svg:x2="6.656cm" svg:y2="14.295cm">
          <text:p/>
        </draw:line>
        <draw:line draw:style-name="gr10" draw:text-style-name="P7" draw:layer="layout" svg:x1="6.741cm" svg:y1="14.773cm" svg:x2="6.741cm" svg:y2="14.295cm">
          <text:p/>
        </draw:line>
        <draw:line draw:style-name="gr10" draw:text-style-name="P7" draw:layer="layout" svg:x1="10.916cm" svg:y1="14.773cm" svg:x2="10.916cm" svg:y2="14.295cm">
          <text:p/>
        </draw:line>
        <draw:line draw:style-name="gr10" draw:text-style-name="P7" draw:layer="layout" svg:x1="12.76cm" svg:y1="14.773cm" svg:x2="12.76cm" svg:y2="14.295cm">
          <text:p/>
        </draw:line>
        <draw:line draw:style-name="gr10" draw:text-style-name="P7" draw:layer="layout" svg:x1="12.844cm" svg:y1="14.773cm" svg:x2="12.844cm" svg:y2="14.295cm">
          <text:p/>
        </draw:line>
        <draw:line draw:style-name="gr10" draw:text-style-name="P7" draw:layer="layout" svg:x1="17.019cm" svg:y1="14.773cm" svg:x2="17.019cm" svg:y2="14.295cm">
          <text:p/>
        </draw:line>
        <draw:frame draw:style-name="gr35" draw:text-style-name="P5" draw:layer="layout" svg:width="1.001cm" svg:height="0.526cm" svg:x="4.899cm" svg:y="13.741cm">
          <draw:text-box>
            <text:p text:style-name="P1"><text:span text:style-name="T4">(7, -1)</text:span></text:p>
          </draw:text-box>
        </draw:frame>
        <draw:line draw:style-name="gr10" draw:text-style-name="P7" draw:layer="layout" svg:x1="6.656cm" svg:y1="15.251cm" svg:x2="6.656cm" svg:y2="14.773cm">
          <text:p/>
        </draw:line>
        <draw:line draw:style-name="gr10" draw:text-style-name="P7" draw:layer="layout" svg:x1="6.741cm" svg:y1="15.251cm" svg:x2="6.741cm" svg:y2="14.773cm">
          <text:p/>
        </draw:line>
        <draw:line draw:style-name="gr10" draw:text-style-name="P7" draw:layer="layout" svg:x1="10.916cm" svg:y1="15.251cm" svg:x2="10.916cm" svg:y2="14.773cm">
          <text:p/>
        </draw:line>
        <draw:line draw:style-name="gr10" draw:text-style-name="P7" draw:layer="layout" svg:x1="12.76cm" svg:y1="15.251cm" svg:x2="12.76cm" svg:y2="14.773cm">
          <text:p/>
        </draw:line>
        <draw:line draw:style-name="gr10" draw:text-style-name="P7" draw:layer="layout" svg:x1="12.844cm" svg:y1="15.251cm" svg:x2="12.844cm" svg:y2="14.773cm">
          <text:p/>
        </draw:line>
        <draw:line draw:style-name="gr10" draw:text-style-name="P7" draw:layer="layout" svg:x1="17.019cm" svg:y1="15.251cm" svg:x2="17.019cm" svg:y2="14.773cm">
          <text:p/>
        </draw:line>
        <draw:line draw:style-name="gr10" draw:text-style-name="P7" draw:layer="layout" svg:x1="6.656cm" svg:y1="15.729cm" svg:x2="6.656cm" svg:y2="15.251cm">
          <text:p/>
        </draw:line>
        <draw:line draw:style-name="gr10" draw:text-style-name="P7" draw:layer="layout" svg:x1="6.741cm" svg:y1="15.729cm" svg:x2="6.741cm" svg:y2="15.251cm">
          <text:p/>
        </draw:line>
        <draw:line draw:style-name="gr10" draw:text-style-name="P7" draw:layer="layout" svg:x1="10.916cm" svg:y1="15.729cm" svg:x2="10.916cm" svg:y2="15.251cm">
          <text:p/>
        </draw:line>
        <draw:line draw:style-name="gr10" draw:text-style-name="P7" draw:layer="layout" svg:x1="12.76cm" svg:y1="15.729cm" svg:x2="12.76cm" svg:y2="15.251cm">
          <text:p/>
        </draw:line>
        <draw:line draw:style-name="gr10" draw:text-style-name="P7" draw:layer="layout" svg:x1="12.844cm" svg:y1="15.729cm" svg:x2="12.844cm" svg:y2="15.251cm">
          <text:p/>
        </draw:line>
        <draw:line draw:style-name="gr10" draw:text-style-name="P7" draw:layer="layout" svg:x1="17.019cm" svg:y1="15.729cm" svg:x2="17.019cm" svg:y2="15.251cm">
          <text:p/>
        </draw:line>
        <draw:frame draw:style-name="gr36" draw:text-style-name="P5" draw:layer="layout" svg:width="1.124cm" svg:height="0.526cm" svg:x="4.835cm" svg:y="14.697cm">
          <draw:text-box>
            <text:p text:style-name="P1"><text:span text:style-name="T4">(-8, -2)</text:span></text:p>
          </draw:text-box>
        </draw:frame>
        <draw:line draw:style-name="gr10" draw:text-style-name="P7" draw:layer="layout" svg:x1="6.656cm" svg:y1="16.207cm" svg:x2="6.656cm" svg:y2="15.729cm">
          <text:p/>
        </draw:line>
        <draw:line draw:style-name="gr10" draw:text-style-name="P7" draw:layer="layout" svg:x1="6.741cm" svg:y1="16.207cm" svg:x2="6.741cm" svg:y2="15.729cm">
          <text:p/>
        </draw:line>
        <draw:line draw:style-name="gr10" draw:text-style-name="P7" draw:layer="layout" svg:x1="10.916cm" svg:y1="16.207cm" svg:x2="10.916cm" svg:y2="15.729cm">
          <text:p/>
        </draw:line>
        <draw:line draw:style-name="gr10" draw:text-style-name="P7" draw:layer="layout" svg:x1="12.76cm" svg:y1="16.207cm" svg:x2="12.76cm" svg:y2="15.729cm">
          <text:p/>
        </draw:line>
        <draw:line draw:style-name="gr10" draw:text-style-name="P7" draw:layer="layout" svg:x1="12.844cm" svg:y1="16.207cm" svg:x2="12.844cm" svg:y2="15.729cm">
          <text:p/>
        </draw:line>
        <draw:line draw:style-name="gr10" draw:text-style-name="P7" draw:layer="layout" svg:x1="17.019cm" svg:y1="16.207cm" svg:x2="17.019cm" svg:y2="15.729cm">
          <text:p/>
        </draw:line>
        <draw:line draw:style-name="gr10" draw:text-style-name="P7" draw:layer="layout" svg:x1="6.656cm" svg:y1="16.685cm" svg:x2="6.656cm" svg:y2="16.207cm">
          <text:p/>
        </draw:line>
        <draw:line draw:style-name="gr10" draw:text-style-name="P7" draw:layer="layout" svg:x1="6.741cm" svg:y1="16.685cm" svg:x2="6.741cm" svg:y2="16.207cm">
          <text:p/>
        </draw:line>
        <draw:line draw:style-name="gr10" draw:text-style-name="P7" draw:layer="layout" svg:x1="10.916cm" svg:y1="16.685cm" svg:x2="10.916cm" svg:y2="16.207cm">
          <text:p/>
        </draw:line>
        <draw:line draw:style-name="gr10" draw:text-style-name="P7" draw:layer="layout" svg:x1="12.76cm" svg:y1="16.685cm" svg:x2="12.76cm" svg:y2="16.207cm">
          <text:p/>
        </draw:line>
        <draw:line draw:style-name="gr10" draw:text-style-name="P7" draw:layer="layout" svg:x1="12.844cm" svg:y1="16.685cm" svg:x2="12.844cm" svg:y2="16.207cm">
          <text:p/>
        </draw:line>
        <draw:line draw:style-name="gr10" draw:text-style-name="P7" draw:layer="layout" svg:x1="17.019cm" svg:y1="16.685cm" svg:x2="17.019cm" svg:y2="16.207cm">
          <text:p/>
        </draw:line>
        <draw:frame draw:style-name="gr35" draw:text-style-name="P5" draw:layer="layout" svg:width="1.001cm" svg:height="0.526cm" svg:x="4.899cm" svg:y="15.653cm">
          <draw:text-box>
            <text:p text:style-name="P1"><text:span text:style-name="T4">(8, -9)</text:span></text:p>
          </draw:text-box>
        </draw:frame>
        <draw:frame draw:style-name="gr37" draw:text-style-name="P5" draw:layer="layout" svg:width="11.686cm" svg:height="0.526cm" svg:x="4.196cm" svg:y="16.577cm">
          <draw:text-box>
            <text:p text:style-name="P1"><text:span text:style-name="T4">Los resultados interpretados en sin signo y en complemento a 2.</text:span></text:p>
          </draw:text-box>
        </draw:frame>
        <draw:frame draw:style-name="gr38" draw:text-style-name="P5" draw:layer="layout" svg:width="1.819cm" svg:height="0.526cm" svg:x="3.648cm" svg:y="17.195cm">
          <draw:text-box>
            <text:p text:style-name="P1"><text:span text:style-name="T6">e</text:span><text:span text:style-name="T4">) Explicar</text:span></text:p>
          </draw:text-box>
        </draw:frame>
        <draw:frame draw:style-name="gr39" draw:text-style-name="P4" draw:layer="layout" svg:width="2.263cm" svg:height="0.691cm" svg:x="2.858cm" svg:y="18.278cm">
          <draw:text-box>
            <text:p text:style-name="P1"><text:span text:style-name="T3">Correcci´</text:span></text:p>
          </draw:text-box>
        </draw:frame>
        <draw:frame draw:style-name="gr40" draw:text-style-name="P4" draw:layer="layout" svg:width="0.65cm" svg:height="0.691cm" svg:x="4.942cm" svg:y="18.278cm">
          <draw:text-box>
            <text:p text:style-name="P1"><text:span text:style-name="T3">on</text:span></text:p>
          </draw:text-box>
        </draw:frame>
        <draw:frame draw:style-name="gr41" draw:text-style-name="P5" draw:layer="layout" svg:width="2.22cm" svg:height="0.526cm" svg:x="2.858cm" svg:y="19.267cm">
          <draw:text-box>
            <text:p text:style-name="P1"><text:span text:style-name="T4">Integrantes:</text:span></text:p>
          </draw:text-box>
        </draw:frame>
        <draw:frame draw:style-name="gr42" draw:text-style-name="P5" draw:layer="layout" svg:width="3.469cm" svg:height="0.526cm" svg:x="3.668cm" svg:y="19.712cm">
          <draw:text-box>
            <text:p text:style-name="P1"><text:span text:style-name="T4">Nombre y Apellido:</text:span></text:p>
          </draw:text-box>
        </draw:frame>
        <draw:frame draw:style-name="gr43" draw:text-style-name="P5" draw:layer="layout" svg:width="0.586cm" svg:height="0.526cm" svg:x="14.09cm" svg:y="19.712cm">
          <draw:text-box>
            <text:p text:style-name="P1"><text:span text:style-name="T4">LU:</text:span></text:p>
          </draw:text-box>
        </draw:frame>
        <draw:frame draw:style-name="gr42" draw:text-style-name="P5" draw:layer="layout" svg:width="3.469cm" svg:height="0.526cm" svg:x="3.668cm" svg:y="20.19cm">
          <draw:text-box>
            <text:p text:style-name="P1"><text:span text:style-name="T4">Nombre y Apellido:</text:span></text:p>
          </draw:text-box>
        </draw:frame>
        <draw:frame draw:style-name="gr43" draw:text-style-name="P5" draw:layer="layout" svg:width="0.586cm" svg:height="0.526cm" svg:x="14.09cm" svg:y="20.19cm">
          <draw:text-box>
            <text:p text:style-name="P1"><text:span text:style-name="T4">LU:</text:span></text:p>
          </draw:text-box>
        </draw:frame>
        <draw:line draw:style-name="gr10" draw:text-style-name="P7" draw:layer="layout" svg:x1="6.975cm" svg:y1="21.676cm" svg:x2="14.296cm" svg:y2="21.676cm">
          <text:p/>
        </draw:line>
        <draw:line draw:style-name="gr10" draw:text-style-name="P7" draw:layer="layout" svg:x1="6.982cm" svg:y1="22.162cm" svg:x2="6.982cm" svg:y2="21.684cm">
          <text:p/>
        </draw:line>
        <draw:frame draw:style-name="gr44" draw:text-style-name="P5" draw:layer="layout" svg:width="4.608cm" svg:height="0.526cm" svg:x="2.858cm" svg:y="20.907cm">
          <draw:text-box>
            <text:p text:style-name="P1"><text:span text:style-name="T4">Para uso de los docentes:</text:span></text:p>
          </draw:text-box>
        </draw:frame>
        <draw:line draw:style-name="gr10" draw:text-style-name="P7" draw:layer="layout" svg:x1="9.418cm" svg:y1="22.162cm" svg:x2="9.418cm" svg:y2="21.684cm">
          <text:p/>
        </draw:line>
        <draw:frame draw:style-name="gr6" draw:text-style-name="P5" draw:layer="layout" svg:width="0.384cm" svg:height="0.526cm" svg:x="8.104cm" svg:y="21.607cm">
          <draw:text-box>
            <text:p text:style-name="P1"><text:span text:style-name="T4">1</text:span></text:p>
          </draw:text-box>
        </draw:frame>
        <draw:line draw:style-name="gr10" draw:text-style-name="P7" draw:layer="layout" svg:x1="11.854cm" svg:y1="22.162cm" svg:x2="11.854cm" svg:y2="21.684cm">
          <text:p/>
        </draw:line>
        <draw:frame draw:style-name="gr6" draw:text-style-name="P5" draw:layer="layout" svg:width="0.384cm" svg:height="0.526cm" svg:x="10.54cm" svg:y="21.607cm">
          <draw:text-box>
            <text:p text:style-name="P1"><text:span text:style-name="T4">2</text:span></text:p>
          </draw:text-box>
        </draw:frame>
        <draw:line draw:style-name="gr10" draw:text-style-name="P7" draw:layer="layout" svg:x1="14.289cm" svg:y1="22.162cm" svg:x2="14.289cm" svg:y2="21.684cm">
          <text:p/>
        </draw:line>
        <draw:line draw:style-name="gr10" draw:text-style-name="P7" draw:layer="layout" svg:x1="6.975cm" svg:y1="22.169cm" svg:x2="14.296cm" svg:y2="22.169cm">
          <text:p/>
        </draw:line>
        <draw:line draw:style-name="gr10" draw:text-style-name="P7" draw:layer="layout" svg:x1="6.982cm" svg:y1="22.654cm" svg:x2="6.982cm" svg:y2="22.176cm">
          <text:p/>
        </draw:line>
        <draw:line draw:style-name="gr10" draw:text-style-name="P7" draw:layer="layout" svg:x1="9.418cm" svg:y1="22.654cm" svg:x2="9.418cm" svg:y2="22.176cm">
          <text:p/>
        </draw:line>
        <draw:line draw:style-name="gr10" draw:text-style-name="P7" draw:layer="layout" svg:x1="11.854cm" svg:y1="22.654cm" svg:x2="11.854cm" svg:y2="22.176cm">
          <text:p/>
        </draw:line>
        <draw:line draw:style-name="gr10" draw:text-style-name="P7" draw:layer="layout" svg:x1="14.289cm" svg:y1="22.654cm" svg:x2="14.289cm" svg:y2="22.176cm">
          <text:p/>
        </draw:line>
        <draw:line draw:style-name="gr10" draw:text-style-name="P7" draw:layer="layout" svg:x1="6.982cm" svg:y1="23.132cm" svg:x2="6.982cm" svg:y2="22.654cm">
          <text:p/>
        </draw:line>
        <draw:line draw:style-name="gr10" draw:text-style-name="P7" draw:layer="layout" svg:x1="9.418cm" svg:y1="23.132cm" svg:x2="9.418cm" svg:y2="22.654cm">
          <text:p/>
        </draw:line>
        <draw:line draw:style-name="gr10" draw:text-style-name="P7" draw:layer="layout" svg:x1="11.854cm" svg:y1="23.132cm" svg:x2="11.854cm" svg:y2="22.654cm">
          <text:p/>
        </draw:line>
        <draw:line draw:style-name="gr10" draw:text-style-name="P7" draw:layer="layout" svg:x1="14.289cm" svg:y1="23.132cm" svg:x2="14.289cm" svg:y2="22.654cm">
          <text:p/>
        </draw:line>
        <draw:line draw:style-name="gr10" draw:text-style-name="P7" draw:layer="layout" svg:x1="6.975cm" svg:y1="23.139cm" svg:x2="14.296cm" svg:y2="23.139cm">
          <text:p/>
        </draw:line>
        <draw:frame draw:style-name="gr6" draw:text-style-name="P5" draw:layer="layout" svg:width="0.384cm" svg:height="0.526cm" svg:x="12.976cm" svg:y="21.607cm">
          <draw:text-box>
            <text:p text:style-name="P1"><text:span text:style-name="T4">3</text:span></text:p>
          </draw:text-box>
        </draw:frame>
        <draw:frame draw:style-name="gr6" draw:text-style-name="P5" draw:layer="layout" svg:width="0.384cm" svg:height="0.526cm" svg:x="10.54cm" svg:y="28.557cm">
          <draw:text-box>
            <text:p text:style-name="P1"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puter Modern" svg:font-family="'Computer Modern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2.8cm" fo:margin-bottom="1cm" fo:margin-left="2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2T15:33:46.727521144</dc:date>
    <meta:editing-duration>PT1H25M40S</meta:editing-duration>
    <meta:editing-cycles>10</meta:editing-cycles>
    <meta:generator>LibreOffice/24.2.7.2$Linux_X86_64 LibreOffice_project/420$Build-2</meta:generator>
    <meta:document-statistic meta:object-count="214"/>
  </office:meta>
</office:document-meta>
</file>